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8a2a5" officeooo:paragraph-rsid="0038a2a5"/>
    </style:style>
    <style:style style:name="P17" style:family="paragraph" style:parent-style-name="Standard">
      <style:text-properties style:font-name="Times" officeooo:rsid="003ae23f" officeooo:paragraph-rsid="002042a3"/>
    </style:style>
    <style:style style:name="P18" style:family="paragraph" style:parent-style-name="Standard">
      <style:text-properties style:font-name="Times" officeooo:rsid="003ccde7" officeooo:paragraph-rsid="003ccde7"/>
    </style:style>
    <style:style style:name="P19" style:family="paragraph" style:parent-style-name="Standard">
      <style:text-properties style:font-name="Times" officeooo:rsid="003f4aa9" officeooo:paragraph-rsid="003f4aa9"/>
    </style:style>
    <style:style style:name="P20" style:family="paragraph" style:parent-style-name="Standard">
      <style:text-properties style:font-name="Times" officeooo:rsid="003f8353" officeooo:paragraph-rsid="00432f69"/>
    </style:style>
    <style:style style:name="P21" style:family="paragraph" style:parent-style-name="Standard">
      <style:text-properties style:font-name="Times" officeooo:rsid="0043d2e2" officeooo:paragraph-rsid="0043d2e2"/>
    </style:style>
    <style:style style:name="P22" style:family="paragraph" style:parent-style-name="Standard">
      <style:text-properties style:font-name="Times" officeooo:rsid="0048da25" officeooo:paragraph-rsid="0048da25"/>
    </style:style>
    <style:style style:name="P23" style:family="paragraph" style:parent-style-name="Standard">
      <style:text-properties style:font-name="Times" officeooo:rsid="00493ac3" officeooo:paragraph-rsid="00493ac3"/>
    </style:style>
    <style:style style:name="P24" style:family="paragraph" style:parent-style-name="Standard">
      <style:text-properties style:font-name="Times" officeooo:rsid="004d29f9" officeooo:paragraph-rsid="000a2d5b"/>
    </style:style>
    <style:style style:name="P25" style:family="paragraph" style:parent-style-name="Standard">
      <style:text-properties style:font-name="Times" officeooo:rsid="004feeac" officeooo:paragraph-rsid="004feeac"/>
    </style:style>
    <style:style style:name="P26" style:family="paragraph" style:parent-style-name="Standard">
      <style:text-properties style:font-name="Times" officeooo:rsid="0052c8be" officeooo:paragraph-rsid="0052c8be"/>
    </style:style>
    <style:style style:name="P27" style:family="paragraph" style:parent-style-name="Standard">
      <style:text-properties style:font-name="Times" officeooo:rsid="00547f43" officeooo:paragraph-rsid="0056f380"/>
    </style:style>
    <style:style style:name="P28" style:family="paragraph" style:parent-style-name="Standard">
      <style:text-properties style:font-name="Times" officeooo:rsid="0056f380" officeooo:paragraph-rsid="0056f380"/>
    </style:style>
    <style:style style:name="P29" style:family="paragraph" style:parent-style-name="Standard">
      <style:text-properties style:font-name="Times" officeooo:rsid="0058da2c" officeooo:paragraph-rsid="0058da2c"/>
    </style:style>
    <style:style style:name="P30" style:family="paragraph" style:parent-style-name="Standard">
      <style:text-properties style:font-name="Times" officeooo:rsid="005a15c5" officeooo:paragraph-rsid="005a15c5"/>
    </style:style>
    <style:style style:name="P31" style:family="paragraph" style:parent-style-name="Standard">
      <style:text-properties style:font-name="Times" officeooo:rsid="005a73bd" officeooo:paragraph-rsid="005a73bd"/>
    </style:style>
    <style:style style:name="P32" style:family="paragraph" style:parent-style-name="Standard">
      <style:text-properties style:font-name="Times" officeooo:rsid="005c3cdf" officeooo:paragraph-rsid="005a73bd"/>
    </style:style>
    <style:style style:name="P33" style:family="paragraph" style:parent-style-name="Standard">
      <style:text-properties style:font-name="Times" officeooo:rsid="005cf984" officeooo:paragraph-rsid="005cf984"/>
    </style:style>
    <style:style style:name="P34" style:family="paragraph" style:parent-style-name="Standard">
      <style:text-properties style:font-name="Times" officeooo:rsid="005ea0e6" officeooo:paragraph-rsid="005ea0e6"/>
    </style:style>
    <style:style style:name="P35" style:family="paragraph" style:parent-style-name="Standard">
      <style:text-properties style:font-name="Times" officeooo:rsid="005ea0e6" officeooo:paragraph-rsid="00601257"/>
    </style:style>
    <style:style style:name="P36" style:family="paragraph" style:parent-style-name="Standard">
      <style:text-properties style:font-name="Times" officeooo:rsid="0060d5a7" officeooo:paragraph-rsid="0060d5a7"/>
    </style:style>
    <style:style style:name="P37" style:family="paragraph" style:parent-style-name="Standard">
      <style:text-properties style:font-name="Times" officeooo:rsid="0062396f" officeooo:paragraph-rsid="0062396f"/>
    </style:style>
    <style:style style:name="P38" style:family="paragraph" style:parent-style-name="Standard">
      <style:text-properties style:font-name="Times" officeooo:rsid="0065d8ab" officeooo:paragraph-rsid="0065d8ab"/>
    </style:style>
    <style:style style:name="P39" style:family="paragraph" style:parent-style-name="Standard">
      <style:text-properties style:font-name="Times" officeooo:rsid="006865b1" officeooo:paragraph-rsid="006865b1"/>
    </style:style>
    <style:style style:name="P40" style:family="paragraph" style:parent-style-name="Standard">
      <style:text-properties style:font-name="Times" officeooo:rsid="006d552c" officeooo:paragraph-rsid="006d552c"/>
    </style:style>
    <style:style style:name="P41" style:family="paragraph" style:parent-style-name="Standard">
      <style:text-properties style:font-name="Times" officeooo:rsid="006e3004" officeooo:paragraph-rsid="006e3004"/>
    </style:style>
    <style:style style:name="P42" style:family="paragraph" style:parent-style-name="Standard">
      <style:text-properties style:font-name="Times" officeooo:rsid="006fc466" officeooo:paragraph-rsid="006fc466"/>
    </style:style>
    <style:style style:name="P43" style:family="paragraph" style:parent-style-name="Standard">
      <style:text-properties style:font-name="Times" officeooo:rsid="00485449" officeooo:paragraph-rsid="00485449"/>
    </style:style>
    <style:style style:name="P44" style:family="paragraph" style:parent-style-name="Standard">
      <style:text-properties style:font-name="Times" officeooo:rsid="00601257" officeooo:paragraph-rsid="00601257"/>
    </style:style>
    <style:style style:name="P45" style:family="paragraph" style:parent-style-name="Standard">
      <style:text-properties style:font-name="Times" officeooo:rsid="00728f4f" officeooo:paragraph-rsid="00728f4f"/>
    </style:style>
    <style:style style:name="P46" style:family="paragraph" style:parent-style-name="Standard">
      <style:text-properties style:font-name="Times" officeooo:rsid="0074d748" officeooo:paragraph-rsid="0074d748"/>
    </style:style>
    <style:style style:name="P47" style:family="paragraph" style:parent-style-name="Standard">
      <style:text-properties style:font-name="Times" officeooo:rsid="0074d748" officeooo:paragraph-rsid="00752572"/>
    </style:style>
    <style:style style:name="P48" style:family="paragraph" style:parent-style-name="Standard">
      <style:text-properties style:font-name="Times" officeooo:rsid="0078c443" officeooo:paragraph-rsid="0078c443"/>
    </style:style>
    <style:style style:name="P49" style:family="paragraph" style:parent-style-name="Standard">
      <style:text-properties style:font-name="Times" officeooo:rsid="007b0769" officeooo:paragraph-rsid="007b0769"/>
    </style:style>
    <style:style style:name="P50" style:family="paragraph" style:parent-style-name="Standard">
      <style:text-properties style:font-name="Times" officeooo:rsid="007c9626" officeooo:paragraph-rsid="007c9626"/>
    </style:style>
    <style:style style:name="P51" style:family="paragraph" style:parent-style-name="Standard">
      <style:text-properties style:font-name="Times" officeooo:rsid="007d2b46" officeooo:paragraph-rsid="007d2b46"/>
    </style:style>
    <style:style style:name="P52" style:family="paragraph" style:parent-style-name="Standard">
      <style:text-properties style:font-name="Times" officeooo:rsid="007e8c76" officeooo:paragraph-rsid="007e8c76"/>
    </style:style>
    <style:style style:name="P53" style:family="paragraph" style:parent-style-name="Standard">
      <style:text-properties style:font-name="Times" officeooo:rsid="007f2a6c" officeooo:paragraph-rsid="007f2a6c"/>
    </style:style>
    <style:style style:name="P54" style:family="paragraph" style:parent-style-name="Standard">
      <style:text-properties style:font-name="Times" officeooo:rsid="0082c27e" officeooo:paragraph-rsid="0082c27e"/>
    </style:style>
    <style:style style:name="P55" style:family="paragraph" style:parent-style-name="Standard">
      <style:text-properties style:font-name="Times" officeooo:rsid="0087e622" officeooo:paragraph-rsid="0087e622"/>
    </style:style>
    <style:style style:name="P56" style:family="paragraph" style:parent-style-name="Standard">
      <style:text-properties style:font-name="Times" officeooo:rsid="008bf904" officeooo:paragraph-rsid="008bf904"/>
    </style:style>
    <style:style style:name="P57" style:family="paragraph" style:parent-style-name="Standard">
      <style:text-properties style:font-name="Times" officeooo:rsid="008bf904" officeooo:paragraph-rsid="008eac95"/>
    </style:style>
    <style:style style:name="P58" style:family="paragraph" style:parent-style-name="Standard">
      <style:text-properties style:font-name="Times" officeooo:rsid="008eac95" officeooo:paragraph-rsid="008eac95"/>
    </style:style>
    <style:style style:name="P59" style:family="paragraph" style:parent-style-name="Standard">
      <style:text-properties style:font-name="Times" officeooo:rsid="009004b6" officeooo:paragraph-rsid="009004b6"/>
    </style:style>
    <style:style style:name="P60" style:family="paragraph" style:parent-style-name="Standard">
      <style:text-properties style:font-name="Times" officeooo:rsid="0090a34a" officeooo:paragraph-rsid="0090a34a"/>
    </style:style>
    <style:style style:name="P61" style:family="paragraph" style:parent-style-name="Standard">
      <style:text-properties style:font-name="Times" officeooo:rsid="0090a34a" officeooo:paragraph-rsid="0091a1eb"/>
    </style:style>
    <style:style style:name="P62" style:family="paragraph" style:parent-style-name="Standard">
      <style:text-properties style:font-name="Times" officeooo:rsid="0091347c" officeooo:paragraph-rsid="0091a1eb"/>
    </style:style>
    <style:style style:name="P63" style:family="paragraph" style:parent-style-name="Standard">
      <style:text-properties style:font-name="Times" officeooo:rsid="00943f22" officeooo:paragraph-rsid="00943f22"/>
    </style:style>
    <style:style style:name="P64" style:family="paragraph" style:parent-style-name="Standard">
      <style:text-properties style:font-name="Times" officeooo:rsid="0095f864" officeooo:paragraph-rsid="0095f864"/>
    </style:style>
    <style:style style:name="P65" style:family="paragraph" style:parent-style-name="Standard">
      <style:text-properties style:font-name="Times" officeooo:rsid="0098428b" officeooo:paragraph-rsid="0098428b"/>
    </style:style>
    <style:style style:name="P66" style:family="paragraph" style:parent-style-name="Standard">
      <style:text-properties style:font-name="Times" officeooo:rsid="009b2592" officeooo:paragraph-rsid="009b2592"/>
    </style:style>
    <style:style style:name="P67" style:family="paragraph" style:parent-style-name="Standard">
      <style:text-properties style:font-name="Times" officeooo:rsid="009caa9e" officeooo:paragraph-rsid="009caa9e"/>
    </style:style>
    <style:style style:name="P68" style:family="paragraph" style:parent-style-name="Standard">
      <style:text-properties style:font-name="Times" officeooo:rsid="009d218c" officeooo:paragraph-rsid="009d218c"/>
    </style:style>
    <style:style style:name="P69" style:family="paragraph" style:parent-style-name="Standard">
      <style:text-properties style:font-name="Times" officeooo:rsid="009ebd6b" officeooo:paragraph-rsid="009ebd6b"/>
    </style:style>
    <style:style style:name="P70" style:family="paragraph" style:parent-style-name="Standard">
      <style:text-properties style:font-name="Times" officeooo:rsid="00a11bd7" officeooo:paragraph-rsid="00a11bd7"/>
    </style:style>
    <style:style style:name="P71" style:family="paragraph" style:parent-style-name="Standard">
      <style:text-properties style:font-name="Times" officeooo:rsid="00a17673" officeooo:paragraph-rsid="00a17673"/>
    </style:style>
    <style:style style:name="P72" style:family="paragraph" style:parent-style-name="Standard">
      <style:text-properties style:font-name="Times" officeooo:rsid="00a2a313" officeooo:paragraph-rsid="00a2a313"/>
    </style:style>
    <style:style style:name="P73" style:family="paragraph" style:parent-style-name="Standard">
      <style:text-properties style:font-name="Times" officeooo:rsid="00a63503" officeooo:paragraph-rsid="00a63503"/>
    </style:style>
    <style:style style:name="P74" style:family="paragraph" style:parent-style-name="Standard">
      <style:text-properties style:font-name="Times" officeooo:rsid="00a675b8" officeooo:paragraph-rsid="00a675b8"/>
    </style:style>
    <style:style style:name="P75" style:family="paragraph" style:parent-style-name="Standard">
      <style:text-properties style:font-name="Times" officeooo:rsid="00a83209" officeooo:paragraph-rsid="00a83209"/>
    </style:style>
    <style:style style:name="P76" style:family="paragraph" style:parent-style-name="Standard">
      <style:text-properties style:font-name="Times" officeooo:rsid="00a88b14" officeooo:paragraph-rsid="00a88b14"/>
    </style:style>
    <style:style style:name="P77" style:family="paragraph" style:parent-style-name="Standard">
      <style:text-properties style:font-name="Times" officeooo:rsid="00a9e0ae" officeooo:paragraph-rsid="00a9e0ae"/>
    </style:style>
    <style:style style:name="P78" style:family="paragraph" style:parent-style-name="Standard">
      <style:text-properties style:font-name="Times" officeooo:rsid="00aa517d" officeooo:paragraph-rsid="00aa517d"/>
    </style:style>
    <style:style style:name="P79" style:family="paragraph" style:parent-style-name="Standard">
      <style:text-properties style:font-name="Times" officeooo:rsid="00ae3c1e" officeooo:paragraph-rsid="00ae3c1e"/>
    </style:style>
    <style:style style:name="P80" style:family="paragraph" style:parent-style-name="Standard">
      <style:text-properties style:font-name="Times" officeooo:rsid="00aeb556" officeooo:paragraph-rsid="00aeb556"/>
    </style:style>
    <style:style style:name="P81" style:family="paragraph" style:parent-style-name="Standard">
      <style:text-properties style:font-name="Times" officeooo:rsid="00b01d44" officeooo:paragraph-rsid="00b01d44"/>
    </style:style>
    <style:style style:name="P82" style:family="paragraph" style:parent-style-name="Standard">
      <style:text-properties style:font-name="Times" officeooo:rsid="00b3718f" officeooo:paragraph-rsid="00b3718f"/>
    </style:style>
    <style:style style:name="P83" style:family="paragraph" style:parent-style-name="Standard">
      <style:text-properties style:font-name="Times" officeooo:rsid="00b44f22" officeooo:paragraph-rsid="00b44f22"/>
    </style:style>
    <style:style style:name="P84" style:family="paragraph" style:parent-style-name="Standard">
      <style:text-properties style:font-name="Times" officeooo:rsid="00b7dd69" officeooo:paragraph-rsid="00b7dd69"/>
    </style:style>
    <style:style style:name="P85" style:family="paragraph" style:parent-style-name="Standard">
      <style:text-properties style:font-name="Times" officeooo:rsid="00b85d52" officeooo:paragraph-rsid="00b85d52"/>
    </style:style>
    <style:style style:name="P86" style:family="paragraph" style:parent-style-name="Standard">
      <style:text-properties style:font-name="Times" officeooo:rsid="00b97b6f" officeooo:paragraph-rsid="00b97b6f"/>
    </style:style>
    <style:style style:name="P87" style:family="paragraph" style:parent-style-name="Standard">
      <style:text-properties style:font-name="Times" officeooo:rsid="00bb20c7" officeooo:paragraph-rsid="00bb20c7"/>
    </style:style>
    <style:style style:name="P88" style:family="paragraph" style:parent-style-name="Standard">
      <style:text-properties style:font-name="Times" officeooo:rsid="00bc40e3" officeooo:paragraph-rsid="00bc40e3"/>
    </style:style>
    <style:style style:name="P89" style:family="paragraph" style:parent-style-name="Standard">
      <style:text-properties style:font-name="Times" officeooo:rsid="00bee0ea" officeooo:paragraph-rsid="00bee0ea"/>
    </style:style>
    <style:style style:name="P90" style:family="paragraph" style:parent-style-name="Standard">
      <style:text-properties style:font-name="Times" officeooo:rsid="00c1dbf0" officeooo:paragraph-rsid="00c1dbf0"/>
    </style:style>
    <style:style style:name="P91" style:family="paragraph" style:parent-style-name="Standard">
      <style:text-properties style:font-name="Times" officeooo:rsid="00c4285a" officeooo:paragraph-rsid="00c4285a"/>
    </style:style>
    <style:style style:name="P92" style:family="paragraph" style:parent-style-name="Standard">
      <style:text-properties fo:color="#666666" style:font-name="Times" officeooo:rsid="000a2d5b" officeooo:paragraph-rsid="000a2d5b"/>
    </style:style>
    <style:style style:name="P93" style:family="paragraph" style:parent-style-name="Standard">
      <style:text-properties fo:color="#800000" style:font-name="Times" officeooo:rsid="000a2d5b" officeooo:paragraph-rsid="00110899"/>
    </style:style>
    <style:style style:name="P94" style:family="paragraph" style:parent-style-name="Standard">
      <style:text-properties fo:color="#000000" style:font-name="Times" officeooo:rsid="000a2d5b" officeooo:paragraph-rsid="000a2d5b"/>
    </style:style>
    <style:style style:name="P95" style:family="paragraph" style:parent-style-name="Standard">
      <style:text-properties fo:color="#000000" style:font-name="Times" officeooo:rsid="000d9b9b" officeooo:paragraph-rsid="000d9b9b"/>
    </style:style>
    <style:style style:name="P96" style:family="paragraph" style:parent-style-name="Standard">
      <style:text-properties fo:color="#000000" style:font-name="Times" officeooo:rsid="000d9b9b" officeooo:paragraph-rsid="00110899"/>
    </style:style>
    <style:style style:name="P97" style:family="paragraph" style:parent-style-name="Standard">
      <style:text-properties fo:color="#000000" style:font-name="Times" officeooo:rsid="0014e0da" officeooo:paragraph-rsid="0014e0da"/>
    </style:style>
    <style:style style:name="P98" style:family="paragraph" style:parent-style-name="Standard">
      <style:text-properties fo:color="#000000" style:font-name="Times" officeooo:rsid="0015eb7d" officeooo:paragraph-rsid="0015eb7d"/>
    </style:style>
    <style:style style:name="P99"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0"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1" style:family="paragraph" style:parent-style-name="Standard">
      <style:text-properties style:font-name="Times" officeooo:rsid="000a2d5b" officeooo:paragraph-rsid="000a2d5b"/>
    </style:style>
    <style:style style:name="P102" style:family="paragraph" style:parent-style-name="Standard">
      <style:text-properties style:font-name="Times" officeooo:rsid="000a2d5b" officeooo:paragraph-rsid="00f60960"/>
    </style:style>
    <style:style style:name="P103" style:family="paragraph" style:parent-style-name="Standard">
      <style:text-properties style:font-name="Times" officeooo:rsid="00c83166" officeooo:paragraph-rsid="00c83166"/>
    </style:style>
    <style:style style:name="P104" style:family="paragraph" style:parent-style-name="Standard">
      <style:text-properties style:font-name="Times" officeooo:rsid="00c8cec2" officeooo:paragraph-rsid="00c8cec2"/>
    </style:style>
    <style:style style:name="P105" style:family="paragraph" style:parent-style-name="Standard">
      <style:text-properties style:font-name="Times" officeooo:rsid="00cb684e" officeooo:paragraph-rsid="00cb684e"/>
    </style:style>
    <style:style style:name="P106" style:family="paragraph" style:parent-style-name="Standard">
      <style:text-properties style:font-name="Times" officeooo:rsid="00ccc5ec" officeooo:paragraph-rsid="00cb684e"/>
    </style:style>
    <style:style style:name="P107" style:family="paragraph" style:parent-style-name="Standard">
      <style:text-properties style:font-name="Times" officeooo:rsid="00ce6d93" officeooo:paragraph-rsid="00ce6d93"/>
    </style:style>
    <style:style style:name="P108" style:family="paragraph" style:parent-style-name="Standard">
      <style:text-properties style:font-name="Times" officeooo:rsid="00ce79ab" officeooo:paragraph-rsid="00ce79ab"/>
    </style:style>
    <style:style style:name="P109" style:family="paragraph" style:parent-style-name="Standard">
      <style:text-properties style:font-name="Times" officeooo:rsid="00cf6685" officeooo:paragraph-rsid="00cf6685"/>
    </style:style>
    <style:style style:name="P110" style:family="paragraph" style:parent-style-name="Standard">
      <style:text-properties style:font-name="Times" officeooo:rsid="00d0dcaa" officeooo:paragraph-rsid="00d0dcaa"/>
    </style:style>
    <style:style style:name="P111" style:family="paragraph" style:parent-style-name="Standard">
      <style:text-properties style:font-name="Times" officeooo:rsid="00d412e3" officeooo:paragraph-rsid="00d412e3"/>
    </style:style>
    <style:style style:name="P112" style:family="paragraph" style:parent-style-name="Standard">
      <style:text-properties style:font-name="Times" officeooo:rsid="00d53d93" officeooo:paragraph-rsid="00d53d93"/>
    </style:style>
    <style:style style:name="P113" style:family="paragraph" style:parent-style-name="Standard">
      <style:text-properties style:font-name="Times" officeooo:rsid="00d85bcb" officeooo:paragraph-rsid="00d85bcb"/>
    </style:style>
    <style:style style:name="P114" style:family="paragraph" style:parent-style-name="Standard">
      <style:text-properties style:font-name="Times" officeooo:rsid="00daaaf1" officeooo:paragraph-rsid="00daaaf1"/>
    </style:style>
    <style:style style:name="P115" style:family="paragraph" style:parent-style-name="Standard">
      <style:text-properties style:font-name="Times" officeooo:rsid="00dcfd48" officeooo:paragraph-rsid="00dcfd48"/>
    </style:style>
    <style:style style:name="P116" style:family="paragraph" style:parent-style-name="Standard">
      <style:text-properties style:font-name="Times" officeooo:rsid="00dcffd6" officeooo:paragraph-rsid="00dcffd6"/>
    </style:style>
    <style:style style:name="P117" style:family="paragraph" style:parent-style-name="Standard">
      <style:text-properties style:font-name="Times" officeooo:rsid="00e19e7e" officeooo:paragraph-rsid="00e19e7e"/>
    </style:style>
    <style:style style:name="P118" style:family="paragraph" style:parent-style-name="Standard">
      <style:text-properties style:font-name="Times" officeooo:rsid="00e54701" officeooo:paragraph-rsid="00e54701"/>
    </style:style>
    <style:style style:name="P119" style:family="paragraph" style:parent-style-name="Standard">
      <style:text-properties style:font-name="Times" officeooo:rsid="00e7308e" officeooo:paragraph-rsid="00e7308e"/>
    </style:style>
    <style:style style:name="P120" style:family="paragraph" style:parent-style-name="Standard">
      <style:text-properties style:font-name="Times" officeooo:rsid="00eae115" officeooo:paragraph-rsid="00eae115"/>
    </style:style>
    <style:style style:name="P121" style:family="paragraph" style:parent-style-name="Standard">
      <style:text-properties style:font-name="Times" officeooo:rsid="00eb2374" officeooo:paragraph-rsid="00eb2374"/>
    </style:style>
    <style:style style:name="P122" style:family="paragraph" style:parent-style-name="Standard">
      <style:text-properties style:font-name="Times" officeooo:rsid="00ee8dc9" officeooo:paragraph-rsid="00ee8dc9"/>
    </style:style>
    <style:style style:name="P123" style:family="paragraph" style:parent-style-name="Standard">
      <style:text-properties style:font-name="Times" officeooo:rsid="00f1c6e3" officeooo:paragraph-rsid="00f1c6e3"/>
    </style:style>
    <style:style style:name="P124" style:family="paragraph" style:parent-style-name="Standard">
      <style:text-properties style:font-name="Times" officeooo:rsid="011e5726" officeooo:paragraph-rsid="011e5726" fo:background-color="#ffff00"/>
    </style:style>
    <style:style style:name="P125" style:family="paragraph" style:parent-style-name="Standard">
      <style:text-properties style:font-name="Times" officeooo:rsid="011bccea" officeooo:paragraph-rsid="011bccea" fo:background-color="#ffff00"/>
    </style:style>
    <style:style style:name="P126" style:family="paragraph" style:parent-style-name="Standard">
      <style:text-properties style:font-name="Times" officeooo:rsid="011d30e1" officeooo:paragraph-rsid="011d30e1" fo:background-color="#ffff00"/>
    </style:style>
    <style:style style:name="P127" style:family="paragraph" style:parent-style-name="Standard">
      <style:text-properties style:font-name="Times" officeooo:rsid="011f2bc7" officeooo:paragraph-rsid="011f2bc7" fo:background-color="#ffff00"/>
    </style:style>
    <style:style style:name="P128" style:family="paragraph" style:parent-style-name="Standard">
      <style:text-properties style:font-name="Times" officeooo:rsid="010a24c3" officeooo:paragraph-rsid="010bfce6" fo:background-color="#ffff00"/>
    </style:style>
    <style:style style:name="P129" style:family="paragraph" style:parent-style-name="Standard">
      <style:text-properties style:font-name="Times" officeooo:rsid="011f3c1d" officeooo:paragraph-rsid="011f3c1d" fo:background-color="#ffff00"/>
    </style:style>
    <style:style style:name="P130" style:family="paragraph" style:parent-style-name="Standard">
      <style:text-properties style:font-name="Times" officeooo:rsid="01058d23" officeooo:paragraph-rsid="01058ebb" fo:background-color="#ffff00"/>
    </style:style>
    <style:style style:name="P131" style:family="paragraph" style:parent-style-name="Standard">
      <style:text-properties style:font-name="Times" officeooo:rsid="01058d23" officeooo:paragraph-rsid="0114bca7" fo:background-color="#ffff00"/>
    </style:style>
    <style:style style:name="P132" style:family="paragraph" style:parent-style-name="Standard">
      <style:text-properties style:font-name="Times" officeooo:rsid="00ee3d74" officeooo:paragraph-rsid="00ee3d74" fo:background-color="#ffff00"/>
    </style:style>
    <style:style style:name="P133" style:family="paragraph" style:parent-style-name="Standard">
      <style:text-properties style:font-name="Times" officeooo:rsid="00f1c6e3" officeooo:paragraph-rsid="00f1c6e3" fo:background-color="#ffff00"/>
    </style:style>
    <style:style style:name="P134" style:family="paragraph" style:parent-style-name="Standard">
      <style:text-properties style:font-name="Times" officeooo:rsid="017c0627" officeooo:paragraph-rsid="017c0627" fo:background-color="#ffff00"/>
    </style:style>
    <style:style style:name="P135" style:family="paragraph" style:parent-style-name="Standard">
      <style:text-properties style:font-name="Times" officeooo:rsid="017debcf" officeooo:paragraph-rsid="017debcf" fo:background-color="#ffff00"/>
    </style:style>
    <style:style style:name="P136" style:family="paragraph" style:parent-style-name="Standard">
      <style:text-properties style:font-name="Times" officeooo:rsid="0181e5c9" officeooo:paragraph-rsid="0181e5c9" fo:background-color="#ffff00"/>
    </style:style>
    <style:style style:name="P137" style:family="paragraph" style:parent-style-name="Standard">
      <style:text-properties style:font-name="Times" officeooo:rsid="012d213c" officeooo:paragraph-rsid="012d213c" fo:background-color="#ffff00"/>
    </style:style>
    <style:style style:name="P138" style:family="paragraph" style:parent-style-name="Standard">
      <style:text-properties style:font-name="Times" officeooo:rsid="0124aa90" officeooo:paragraph-rsid="0124aa90" fo:background-color="#ffff00"/>
    </style:style>
    <style:style style:name="P139" style:family="paragraph" style:parent-style-name="Standard">
      <style:text-properties style:font-name="Times" officeooo:rsid="0125b5aa" officeooo:paragraph-rsid="0125b5aa" fo:background-color="#ffff00"/>
    </style:style>
    <style:style style:name="P140" style:family="paragraph" style:parent-style-name="Standard">
      <style:text-properties style:font-name="Times" officeooo:rsid="0126c560" officeooo:paragraph-rsid="0126c560" fo:background-color="#ffff00"/>
    </style:style>
    <style:style style:name="P141" style:family="paragraph" style:parent-style-name="Standard">
      <style:text-properties style:font-name="Times" officeooo:rsid="0127d696" officeooo:paragraph-rsid="01317a63" fo:background-color="#ffff00"/>
    </style:style>
    <style:style style:name="P142" style:family="paragraph" style:parent-style-name="Standard">
      <style:text-properties style:font-name="Times" officeooo:rsid="0127d696" officeooo:paragraph-rsid="0127d696" fo:background-color="#ffff00"/>
    </style:style>
    <style:style style:name="P143" style:family="paragraph" style:parent-style-name="Standard">
      <style:text-properties style:font-name="Times" officeooo:rsid="012facf9" officeooo:paragraph-rsid="012facf9" fo:background-color="#ffff00"/>
    </style:style>
    <style:style style:name="P144" style:family="paragraph" style:parent-style-name="Standard">
      <style:text-properties style:font-name="Times" officeooo:rsid="01327e84" officeooo:paragraph-rsid="01327e84" fo:background-color="#ffff00"/>
    </style:style>
    <style:style style:name="P145" style:family="paragraph" style:parent-style-name="Standard">
      <style:text-properties style:font-name="Times" officeooo:rsid="0037063a" officeooo:paragraph-rsid="0037063a" fo:background-color="#ffff00"/>
    </style:style>
    <style:style style:name="P146" style:family="paragraph" style:parent-style-name="Standard">
      <style:text-properties style:font-name="Times" officeooo:rsid="003a9488" officeooo:paragraph-rsid="003a9488" fo:background-color="#ffff00"/>
    </style:style>
    <style:style style:name="P147" style:family="paragraph" style:parent-style-name="Standard">
      <style:text-properties style:font-name="Times" officeooo:rsid="0043d2e2" officeooo:paragraph-rsid="0043d2e2" fo:background-color="#ffff00"/>
    </style:style>
    <style:style style:name="P148" style:family="paragraph" style:parent-style-name="Standard">
      <style:text-properties style:font-name="Times" officeooo:rsid="003fa0e5" officeooo:paragraph-rsid="003fa0e5" fo:background-color="#ffff00"/>
    </style:style>
    <style:style style:name="P149" style:family="paragraph" style:parent-style-name="Standard">
      <style:text-properties style:font-name="Times" officeooo:rsid="0052c8be" officeooo:paragraph-rsid="0052c8be" fo:background-color="#ffff00"/>
    </style:style>
    <style:style style:name="P150" style:family="paragraph" style:parent-style-name="Standard">
      <style:text-properties style:font-name="Times" officeooo:rsid="01292c98" officeooo:paragraph-rsid="01292c98" fo:background-color="#ffff00"/>
    </style:style>
    <style:style style:name="P151" style:family="paragraph" style:parent-style-name="Standard">
      <style:text-properties style:font-name="Times" officeooo:rsid="01294d80" officeooo:paragraph-rsid="01294d80" fo:background-color="#ffff00"/>
    </style:style>
    <style:style style:name="P152" style:family="paragraph" style:parent-style-name="Standard">
      <style:text-properties style:font-name="Times" officeooo:rsid="0187fcc9" officeooo:paragraph-rsid="0187fcc9" fo:background-color="#ffff00"/>
    </style:style>
    <style:style style:name="P153" style:family="paragraph" style:parent-style-name="Standard">
      <style:text-properties style:font-name="Times" officeooo:rsid="003a9488" officeooo:paragraph-rsid="003a9488" fo:background-color="transparent"/>
    </style:style>
    <style:style style:name="P154" style:family="paragraph" style:parent-style-name="Standard">
      <style:text-properties style:font-name="Times" officeooo:rsid="00f35385" officeooo:paragraph-rsid="00f35385" fo:background-color="#ffff99"/>
    </style:style>
    <style:style style:name="P155" style:family="paragraph" style:parent-style-name="Standard">
      <style:text-properties style:font-name="Times" officeooo:rsid="00fc293b" officeooo:paragraph-rsid="00fc293b"/>
    </style:style>
    <style:style style:name="P156" style:family="paragraph" style:parent-style-name="Standard">
      <style:text-properties style:font-name="Times" officeooo:rsid="00fd6483" officeooo:paragraph-rsid="00fd6483"/>
    </style:style>
    <style:style style:name="P157" style:family="paragraph" style:parent-style-name="Standard">
      <style:text-properties style:font-name="Times" officeooo:rsid="00fd6483" officeooo:paragraph-rsid="010bfce6"/>
    </style:style>
    <style:style style:name="P158" style:family="paragraph" style:parent-style-name="Standard">
      <style:text-properties style:font-name="Times" officeooo:rsid="00f35385" officeooo:paragraph-rsid="00f35385" fo:background-color="#00ccff"/>
    </style:style>
    <style:style style:name="P159" style:family="paragraph" style:parent-style-name="Standard">
      <style:text-properties style:font-name="Times" officeooo:rsid="00f7efa6" officeooo:paragraph-rsid="00fd0e8a" fo:background-color="#00ccff"/>
    </style:style>
    <style:style style:name="P160" style:family="paragraph" style:parent-style-name="Standard">
      <style:text-properties style:font-name="Times" officeooo:rsid="00fd6483" officeooo:paragraph-rsid="00fd6483" fo:background-color="#00ccff"/>
    </style:style>
    <style:style style:name="P161" style:family="paragraph" style:parent-style-name="Standard">
      <style:text-properties style:font-name="Times" officeooo:rsid="00fee62c" officeooo:paragraph-rsid="00fee62c"/>
    </style:style>
    <style:style style:name="P162" style:family="paragraph" style:parent-style-name="Standard">
      <style:text-properties style:font-name="Times" officeooo:rsid="0100ab3c" officeooo:paragraph-rsid="010bfce6"/>
    </style:style>
    <style:style style:name="P163" style:family="paragraph" style:parent-style-name="Standard">
      <style:text-properties style:font-name="Times" officeooo:rsid="01041aa0" officeooo:paragraph-rsid="010bfce6"/>
    </style:style>
    <style:style style:name="P164" style:family="paragraph" style:parent-style-name="Standard">
      <style:text-properties style:font-name="Times" officeooo:rsid="010a24c3" officeooo:paragraph-rsid="00fd6483"/>
    </style:style>
    <style:style style:name="P165" style:family="paragraph" style:parent-style-name="Standard">
      <style:text-properties style:font-name="Times" officeooo:rsid="010a24c3" officeooo:paragraph-rsid="010bfce6"/>
    </style:style>
    <style:style style:name="P166" style:family="paragraph" style:parent-style-name="Standard">
      <style:text-properties style:font-name="Times" officeooo:rsid="010bfce6" officeooo:paragraph-rsid="010bfce6"/>
    </style:style>
    <style:style style:name="P167" style:family="paragraph" style:parent-style-name="Standard">
      <style:text-properties style:font-name="Times" officeooo:rsid="010dc466" officeooo:paragraph-rsid="010dc466"/>
    </style:style>
    <style:style style:name="P168" style:family="paragraph" style:parent-style-name="Standard">
      <style:text-properties style:font-name="Times" officeooo:rsid="010e9a27" officeooo:paragraph-rsid="010e9a27"/>
    </style:style>
    <style:style style:name="P169" style:family="paragraph" style:parent-style-name="Standard">
      <style:text-properties style:font-name="Times" officeooo:rsid="011171b6" officeooo:paragraph-rsid="011171b6"/>
    </style:style>
    <style:style style:name="P170" style:family="paragraph" style:parent-style-name="Standard">
      <style:text-properties style:font-name="Times" officeooo:rsid="01118652" officeooo:paragraph-rsid="01118652"/>
    </style:style>
    <style:style style:name="P171" style:family="paragraph" style:parent-style-name="Standard">
      <style:text-properties style:font-name="Times" officeooo:rsid="01131812" officeooo:paragraph-rsid="01131812"/>
    </style:style>
    <style:style style:name="P172" style:family="paragraph" style:parent-style-name="Standard">
      <style:text-properties style:font-name="Times" officeooo:rsid="011ad58f" officeooo:paragraph-rsid="011ad58f"/>
    </style:style>
    <style:style style:name="P173" style:family="paragraph" style:parent-style-name="Standard">
      <style:text-properties style:font-name="Times" officeooo:rsid="01224e7c" officeooo:paragraph-rsid="01224e7c"/>
    </style:style>
    <style:style style:name="P174" style:family="paragraph" style:parent-style-name="Standard">
      <style:text-properties style:font-name="Times" officeooo:rsid="012ed434" officeooo:paragraph-rsid="012d213c"/>
    </style:style>
    <style:style style:name="P175" style:family="paragraph" style:parent-style-name="Standard">
      <style:text-properties style:font-name="Times" officeooo:rsid="012ed434" officeooo:paragraph-rsid="012ed434"/>
    </style:style>
    <style:style style:name="P176" style:family="paragraph" style:parent-style-name="Standard">
      <style:text-properties style:font-name="Times" officeooo:rsid="012facf9" officeooo:paragraph-rsid="012facf9"/>
    </style:style>
    <style:style style:name="P177" style:family="paragraph" style:parent-style-name="Standard">
      <style:text-properties style:font-name="Times" officeooo:rsid="01345d2d" officeooo:paragraph-rsid="01345d2d"/>
    </style:style>
    <style:style style:name="P178" style:family="paragraph" style:parent-style-name="Standard">
      <style:text-properties style:font-name="Times" officeooo:rsid="01354994" officeooo:paragraph-rsid="01354994"/>
    </style:style>
    <style:style style:name="P179" style:family="paragraph" style:parent-style-name="Standard">
      <style:text-properties style:font-name="Times" officeooo:rsid="0136f4da" officeooo:paragraph-rsid="0136f4da"/>
    </style:style>
    <style:style style:name="P180" style:family="paragraph" style:parent-style-name="Standard">
      <style:text-properties style:font-name="Times" officeooo:rsid="0138026a" officeooo:paragraph-rsid="0138026a"/>
    </style:style>
    <style:style style:name="P181" style:family="paragraph" style:parent-style-name="Standard">
      <style:text-properties style:font-name="Times" officeooo:rsid="013a7631" officeooo:paragraph-rsid="013a7631"/>
    </style:style>
    <style:style style:name="P182" style:family="paragraph" style:parent-style-name="Standard">
      <style:text-properties style:font-name="Times" officeooo:rsid="013c221e" officeooo:paragraph-rsid="013c221e"/>
    </style:style>
    <style:style style:name="P183" style:family="paragraph" style:parent-style-name="Standard">
      <style:text-properties style:font-name="Times" officeooo:rsid="013e41c8" officeooo:paragraph-rsid="013e41c8"/>
    </style:style>
    <style:style style:name="P184" style:family="paragraph" style:parent-style-name="Standard">
      <style:text-properties style:font-name="Times" officeooo:rsid="013fa0e5" officeooo:paragraph-rsid="013fa0e5"/>
    </style:style>
    <style:style style:name="P185" style:family="paragraph" style:parent-style-name="Standard">
      <style:text-properties style:font-name="Times" officeooo:rsid="014099bf" officeooo:paragraph-rsid="014099bf"/>
    </style:style>
    <style:style style:name="P186" style:family="paragraph" style:parent-style-name="Standard">
      <style:text-properties style:font-name="Times" officeooo:rsid="014122c3" officeooo:paragraph-rsid="014122c3"/>
    </style:style>
    <style:style style:name="P187" style:family="paragraph" style:parent-style-name="Standard">
      <style:text-properties style:font-name="Times" officeooo:rsid="01430932" officeooo:paragraph-rsid="01430932"/>
    </style:style>
    <style:style style:name="P188" style:family="paragraph" style:parent-style-name="Standard">
      <style:text-properties style:font-name="Times" officeooo:rsid="0144a767" officeooo:paragraph-rsid="0144a767"/>
    </style:style>
    <style:style style:name="P189" style:family="paragraph" style:parent-style-name="Standard">
      <style:text-properties style:font-name="Times" officeooo:rsid="0148336c" officeooo:paragraph-rsid="0148336c"/>
    </style:style>
    <style:style style:name="P190" style:family="paragraph" style:parent-style-name="Standard">
      <style:text-properties style:font-name="Times" officeooo:rsid="014a093d" officeooo:paragraph-rsid="014a093d"/>
    </style:style>
    <style:style style:name="P191" style:family="paragraph" style:parent-style-name="Standard">
      <style:text-properties style:font-name="Times" officeooo:rsid="014bbd3b" officeooo:paragraph-rsid="014bbd3b"/>
    </style:style>
    <style:style style:name="P192" style:family="paragraph" style:parent-style-name="Standard">
      <style:text-properties style:font-name="Times" officeooo:rsid="014cfb78" officeooo:paragraph-rsid="014cfb78"/>
    </style:style>
    <style:style style:name="P193" style:family="paragraph" style:parent-style-name="Standard">
      <style:text-properties style:font-name="Times" officeooo:rsid="014f5bfe" officeooo:paragraph-rsid="014f5bfe"/>
    </style:style>
    <style:style style:name="P194" style:family="paragraph" style:parent-style-name="Standard">
      <style:text-properties style:font-name="Times" officeooo:rsid="0150c572" officeooo:paragraph-rsid="0150c572"/>
    </style:style>
    <style:style style:name="P195" style:family="paragraph" style:parent-style-name="Standard">
      <style:text-properties style:font-name="Times" officeooo:rsid="01551eda" officeooo:paragraph-rsid="01551eda"/>
    </style:style>
    <style:style style:name="P196" style:family="paragraph" style:parent-style-name="Standard">
      <style:text-properties style:font-name="Times" officeooo:rsid="015542f6" officeooo:paragraph-rsid="015542f6"/>
    </style:style>
    <style:style style:name="P197" style:family="paragraph" style:parent-style-name="Standard">
      <style:text-properties style:font-name="Times" officeooo:rsid="0159440b" officeooo:paragraph-rsid="0159440b"/>
    </style:style>
    <style:style style:name="P198" style:family="paragraph" style:parent-style-name="Standard">
      <style:text-properties style:font-name="Times" officeooo:rsid="015dd969" officeooo:paragraph-rsid="015dd969"/>
    </style:style>
    <style:style style:name="P199" style:family="paragraph" style:parent-style-name="Standard">
      <style:text-properties style:font-name="Times" officeooo:rsid="015e42f5" officeooo:paragraph-rsid="015e42f5"/>
    </style:style>
    <style:style style:name="P200" style:family="paragraph" style:parent-style-name="Standard">
      <style:text-properties style:font-name="Times" officeooo:rsid="0162ed4e" officeooo:paragraph-rsid="0162ed4e"/>
    </style:style>
    <style:style style:name="P201" style:family="paragraph" style:parent-style-name="Standard">
      <style:text-properties style:font-name="Times" officeooo:rsid="01644e06" officeooo:paragraph-rsid="01644e06"/>
    </style:style>
    <style:style style:name="P202" style:family="paragraph" style:parent-style-name="Standard">
      <style:text-properties style:font-name="Times" officeooo:rsid="0164cfb7" officeooo:paragraph-rsid="0164cfb7"/>
    </style:style>
    <style:style style:name="P203" style:family="paragraph" style:parent-style-name="Standard">
      <style:text-properties style:font-name="Times" officeooo:rsid="0168212b" officeooo:paragraph-rsid="0168212b"/>
    </style:style>
    <style:style style:name="P204" style:family="paragraph" style:parent-style-name="Standard">
      <style:text-properties style:font-name="Times" officeooo:rsid="0168e57e" officeooo:paragraph-rsid="0168e57e"/>
    </style:style>
    <style:style style:name="P205" style:family="paragraph" style:parent-style-name="Standard">
      <style:text-properties style:font-name="Times" officeooo:rsid="016db53a" officeooo:paragraph-rsid="016db53a"/>
    </style:style>
    <style:style style:name="P206" style:family="paragraph" style:parent-style-name="Standard">
      <style:text-properties style:font-name="Times" officeooo:rsid="016f175d" officeooo:paragraph-rsid="016f175d"/>
    </style:style>
    <style:style style:name="P207" style:family="paragraph" style:parent-style-name="Standard">
      <style:text-properties style:font-name="Times" officeooo:rsid="01719fff" officeooo:paragraph-rsid="01719fff"/>
    </style:style>
    <style:style style:name="P208" style:family="paragraph" style:parent-style-name="Standard">
      <style:text-properties style:font-name="Times" officeooo:rsid="01739ffa" officeooo:paragraph-rsid="01739ffa"/>
    </style:style>
    <style:style style:name="P209" style:family="paragraph" style:parent-style-name="Standard">
      <style:text-properties style:font-name="Times" officeooo:rsid="0175686a" officeooo:paragraph-rsid="0175686a"/>
    </style:style>
    <style:style style:name="P210" style:family="paragraph" style:parent-style-name="Standard">
      <style:text-properties style:font-name="Times" officeooo:rsid="017805c4" officeooo:paragraph-rsid="017805c4"/>
    </style:style>
    <style:style style:name="P211" style:family="paragraph" style:parent-style-name="Standard">
      <style:text-properties style:font-name="Times" officeooo:rsid="0178cfdc" officeooo:paragraph-rsid="0178cfdc"/>
    </style:style>
    <style:style style:name="P212" style:family="paragraph" style:parent-style-name="Standard">
      <style:text-properties style:font-name="Times" officeooo:rsid="01866be0" officeooo:paragraph-rsid="01866be0"/>
    </style:style>
    <style:style style:name="P213" style:family="paragraph" style:parent-style-name="Standard">
      <style:text-properties style:font-name="Times" officeooo:rsid="0187fcc9" officeooo:paragraph-rsid="0187fcc9"/>
    </style:style>
    <style:style style:name="P214" style:family="paragraph" style:parent-style-name="Standard">
      <style:text-properties style:font-name="Times" officeooo:rsid="0189be6a" officeooo:paragraph-rsid="0189be6a"/>
    </style:style>
    <style:style style:name="P215" style:family="paragraph" style:parent-style-name="Standard">
      <style:text-properties style:font-name="Times" officeooo:rsid="018a1af6" officeooo:paragraph-rsid="018a1af6"/>
    </style:style>
    <style:style style:name="P216" style:family="paragraph" style:parent-style-name="Standard">
      <style:text-properties style:font-name="Times" officeooo:rsid="018aeec3" officeooo:paragraph-rsid="018aeec3"/>
    </style:style>
    <style:style style:name="P217" style:family="paragraph" style:parent-style-name="Standard">
      <style:text-properties style:font-name="Times" officeooo:rsid="018c744a" officeooo:paragraph-rsid="018c744a"/>
    </style:style>
    <style:style style:name="P218" style:family="paragraph" style:parent-style-name="Standard">
      <style:text-properties style:font-name="Times" officeooo:rsid="018f6fb6" officeooo:paragraph-rsid="018f6fb6"/>
    </style:style>
    <style:style style:name="P219" style:family="paragraph" style:parent-style-name="Standard">
      <style:text-properties style:font-name="Times" officeooo:rsid="01910912" officeooo:paragraph-rsid="01910912"/>
    </style:style>
    <style:style style:name="P220" style:family="paragraph" style:parent-style-name="Standard">
      <style:text-properties style:font-name="Times" officeooo:rsid="0191ad75" officeooo:paragraph-rsid="0191ad75"/>
    </style:style>
    <style:style style:name="P221" style:family="paragraph" style:parent-style-name="Standard">
      <style:text-properties style:font-name="Times" officeooo:rsid="01935fad" officeooo:paragraph-rsid="01935fad"/>
    </style:style>
    <style:style style:name="P222" style:family="paragraph" style:parent-style-name="Standard">
      <style:text-properties style:font-name="Times" officeooo:rsid="0195153b" officeooo:paragraph-rsid="0195153b"/>
    </style:style>
    <style:style style:name="P223" style:family="paragraph" style:parent-style-name="Standard">
      <style:text-properties style:font-name="Times" officeooo:rsid="0027502c" officeooo:paragraph-rsid="0027502c"/>
    </style:style>
    <style:style style:name="P224" style:family="paragraph" style:parent-style-name="Standard">
      <style:text-properties style:font-name="Times" officeooo:rsid="019612ab" officeooo:paragraph-rsid="019612ab"/>
    </style:style>
    <style:style style:name="P225" style:family="paragraph" style:parent-style-name="Standard">
      <style:text-properties style:font-name="Times" officeooo:rsid="019b3b55" officeooo:paragraph-rsid="019b3b55"/>
    </style:style>
    <style:style style:name="P226" style:family="paragraph" style:parent-style-name="Standard">
      <style:text-properties style:font-name="Times" officeooo:rsid="019b8e5c" officeooo:paragraph-rsid="019b8e5c"/>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style:style style:name="T104" style:family="text">
      <style:text-properties officeooo:rsid="01041aa0"/>
    </style:style>
    <style:style style:name="T105" style:family="text">
      <style:text-properties officeooo:rsid="0104d546"/>
    </style:style>
    <style:style style:name="T106" style:family="text">
      <style:text-properties officeooo:rsid="01058ebb"/>
    </style:style>
    <style:style style:name="T107" style:family="text">
      <style:text-properties officeooo:rsid="0107726e"/>
    </style:style>
    <style:style style:name="T108" style:family="text">
      <style:text-properties officeooo:rsid="010dc466"/>
    </style:style>
    <style:style style:name="T109" style:family="text">
      <style:text-properties officeooo:rsid="010e9a27"/>
    </style:style>
    <style:style style:name="T110" style:family="text">
      <style:text-properties officeooo:rsid="01100376"/>
    </style:style>
    <style:style style:name="T111" style:family="text">
      <style:text-properties officeooo:rsid="011b1f5f"/>
    </style:style>
    <style:style style:name="T112" style:family="text">
      <style:text-properties officeooo:rsid="0122bc6d"/>
    </style:style>
    <style:style style:name="T113" style:family="text">
      <style:text-properties officeooo:rsid="012a10dc"/>
    </style:style>
    <style:style style:name="T114" style:family="text">
      <style:text-properties officeooo:rsid="012facf9"/>
    </style:style>
    <style:style style:name="T115" style:family="text">
      <style:text-properties officeooo:rsid="01317a63"/>
    </style:style>
    <style:style style:name="T116" style:family="text">
      <style:text-properties officeooo:rsid="01327e84"/>
    </style:style>
    <style:style style:name="T117" style:family="text">
      <style:text-properties officeooo:rsid="01346335"/>
    </style:style>
    <style:style style:name="T118" style:family="text">
      <style:text-properties officeooo:rsid="0136f4da"/>
    </style:style>
    <style:style style:name="T119" style:family="text">
      <style:text-properties officeooo:rsid="0138026a"/>
    </style:style>
    <style:style style:name="T120" style:family="text">
      <style:text-properties officeooo:rsid="013a7631"/>
    </style:style>
    <style:style style:name="T121" style:family="text">
      <style:text-properties officeooo:rsid="013e935c"/>
    </style:style>
    <style:style style:name="T122" style:family="text">
      <style:text-properties officeooo:rsid="01405603"/>
    </style:style>
    <style:style style:name="T123" style:family="text">
      <style:text-properties officeooo:rsid="0140a399"/>
    </style:style>
    <style:style style:name="T124" style:family="text">
      <style:text-properties officeooo:rsid="014185f2"/>
    </style:style>
    <style:style style:name="T125" style:family="text">
      <style:text-properties officeooo:rsid="0144577e"/>
    </style:style>
    <style:style style:name="T126" style:family="text">
      <style:text-properties officeooo:rsid="01469e81"/>
    </style:style>
    <style:style style:name="T127" style:family="text">
      <style:text-properties officeooo:rsid="014833a4"/>
    </style:style>
    <style:style style:name="T128" style:family="text">
      <style:text-properties officeooo:rsid="014a093d"/>
    </style:style>
    <style:style style:name="T129" style:family="text">
      <style:text-properties officeooo:rsid="014a1f9f"/>
    </style:style>
    <style:style style:name="T130" style:family="text">
      <style:text-properties officeooo:rsid="014d8151"/>
    </style:style>
    <style:style style:name="T131" style:family="text">
      <style:text-properties officeooo:rsid="01518b80"/>
    </style:style>
    <style:style style:name="T132" style:family="text">
      <style:text-properties officeooo:rsid="01537642"/>
    </style:style>
    <style:style style:name="T133" style:family="text">
      <style:text-properties officeooo:rsid="01573b21"/>
    </style:style>
    <style:style style:name="T134" style:family="text">
      <style:text-properties officeooo:rsid="015827ae"/>
    </style:style>
    <style:style style:name="T135" style:family="text">
      <style:text-properties officeooo:rsid="015bf0f0"/>
    </style:style>
    <style:style style:name="T136" style:family="text">
      <style:text-properties officeooo:rsid="015ed87e"/>
    </style:style>
    <style:style style:name="T137" style:family="text">
      <style:text-properties officeooo:rsid="0165cd57"/>
    </style:style>
    <style:style style:name="T138" style:family="text">
      <style:text-properties officeooo:rsid="016aac82"/>
    </style:style>
    <style:style style:name="T139" style:family="text">
      <style:text-properties officeooo:rsid="016bcba4"/>
    </style:style>
    <style:style style:name="T140" style:family="text">
      <style:text-properties officeooo:rsid="016fe54e"/>
    </style:style>
    <style:style style:name="T141" style:family="text">
      <style:text-properties officeooo:rsid="01719fff"/>
    </style:style>
    <style:style style:name="T142" style:family="text">
      <style:text-properties officeooo:rsid="0172640e"/>
    </style:style>
    <style:style style:name="T143" style:family="text">
      <style:text-properties officeooo:rsid="017655a6"/>
    </style:style>
    <style:style style:name="T144" style:family="text">
      <style:text-properties officeooo:rsid="0178923a"/>
    </style:style>
    <style:style style:name="T145" style:family="text">
      <style:text-properties officeooo:rsid="0178beb6"/>
    </style:style>
    <style:style style:name="T146" style:family="text">
      <style:text-properties officeooo:rsid="017ac1e0"/>
    </style:style>
    <style:style style:name="T147" style:family="text">
      <style:text-properties officeooo:rsid="017debcf"/>
    </style:style>
    <style:style style:name="T148" style:family="text">
      <style:text-properties officeooo:rsid="017ea8ce"/>
    </style:style>
    <style:style style:name="T149" style:family="text">
      <style:text-properties officeooo:rsid="01806f98"/>
    </style:style>
    <style:style style:name="T150" style:family="text">
      <style:text-properties officeooo:rsid="0184f2fd"/>
    </style:style>
    <style:style style:name="T151" style:family="text">
      <style:text-properties officeooo:rsid="018994d2"/>
    </style:style>
    <style:style style:name="T152" style:family="text">
      <style:text-properties officeooo:rsid="018a1af6"/>
    </style:style>
    <style:style style:name="T153" style:family="text">
      <style:text-properties officeooo:rsid="018aeec3"/>
    </style:style>
    <style:style style:name="T154" style:family="text">
      <style:text-properties officeooo:rsid="018dcc2d"/>
    </style:style>
    <style:style style:name="T155" style:family="text">
      <style:text-properties officeooo:rsid="01910912"/>
    </style:style>
    <style:style style:name="T156" style:family="text">
      <style:text-properties fo:font-weight="bold" officeooo:rsid="012a10dc" style:font-weight-asian="bold" style:font-weight-complex="bold"/>
    </style:style>
    <style:style style:name="T157" style:family="text">
      <style:text-properties officeooo:rsid="019a0bd5"/>
    </style:style>
    <style:style style:name="T158" style:family="text">
      <style:text-properties officeooo:rsid="019ac0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212"/>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2">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4"><text:span text:style-name="T4">48</text:span>: Marangoni with substrate, 1nm, start cp right away<text:span text:style-name="T8">(this is done by setting init_stability to 1 in initialization)</text:span>. <text:span text:style-name="T12">Got results.</text:span></text:p>
      <text:p text:style-name="P94"/>
      <text:p text:style-name="P95">49: more elements for 10nm, no substrate, dtmin=1e-8. <text:span text:style-name="T10">As low as dt=6e-7, very slow. Killed at angle 49.81. should be the same as 51(same condition except mesh).</text:span></text:p>
      <text:p text:style-name="P95"/>
      <text:p text:style-name="P95"><text:span text:style-name="T4">50:</text:span> no Marangoni, 10nm. <text:span text:style-name="T11">Stopped at angle 7.5.</text:span></text:p>
      <text:p text:style-name="P93"/>
      <text:p text:style-name="P96"><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6"/>
      <text:p text:style-name="P97"><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97"/>
      <text:p text:style-name="P98">53: same with 52 except 100nm. <text:s/><text:span text:style-name="T14">diverged at angle 48.98.</text:span></text:p>
      <text:p text:style-name="P100"/>
      <text:p text:style-name="P99">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45">61: 1nm, no Maran.<text:span text:style-name="T31">[1]</text:span></text:p>
      <text:p text:style-name="P145"/>
      <text:p text:style-name="P153">62: 10nm, noMaran. [4]</text:p>
      <text:p text:style-name="P146"/>
      <text:p text:style-name="P146">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46"/>
      <text:p text:style-name="P146">64: 10nm, Maran. [3]</text:p>
      <text:p text:style-name="P15"/>
      <text:p text:style-name="P8"/>
      <text:p text:style-name="P16">if 100nm wont work, increase the humidity to reduce evaporation speed.</text:p>
      <text:p text:style-name="P16"/>
      <text:p text:style-name="P10">then compare if the time to reach maximum packing is postponed with Marangoni</text:p>
      <text:p text:style-name="P10"/>
      <text:p text:style-name="P224">Start to do radial accumulation!</text:p>
      <text:p text:style-name="P5"/>
      <text:p text:style-name="P17">65: 10nm, no Maran, radial_cp_accumulation, <text:span text:style-name="T32">start cal from angle 33 </text:span></text:p>
      <text:p text:style-name="P19">65_1: restart without pause after radial_acc_cal. <text:s text:c="2"/><text:span text:style-name="T34">Calculated to less than 9 angle.</text:span></text:p>
      <text:p text:style-name="P20">65_2: more precision near the CL for radial_acc_cal. <text:s text:c="2"/><text:span text:style-name="T35">Paused because si&lt;-0.1. no useful data.</text:span></text:p>
      <text:p text:style-name="P20"><text:span text:style-name="T35">65_3: still carry on if si,eta is out of (0,1) range.</text:span> <text:span text:style-name="T37">Stopped because near the CL, z_surf is greater than the element domain boundary.</text:span></text:p>
      <text:p text:style-name="P147">65_4: use cp_lower*dz to represent accumulation <text:span text:style-name="T38">near the CL. <text:s text:c="2"/>[2] <text:s/>refer to 67_1</text:span></text:p>
      <text:p text:style-name="P21"/>
      <text:p text:style-name="P18">66: 10nm, Maran, radial_cp_accumulation, start cal from angle 16 <text:s text:c="3"/></text:p>
      <text:p text:style-name="P148">66_1: more precision. <text:span text:style-name="T36">Start cal from angle 33. <text:s text:c="3"/>[1]</text:span></text:p>
      <text:p text:style-name="P1"><text:soft-page-break/></text:p>
      <text:p text:style-name="P43">Till now:</text:p>
      <text:p text:style-name="P43">Marangoni or not; particle needs to be smaller than 100nm: 10nm &amp; 1nm work; radial distribution can be calculated, and the calculation can start from a certain angle.</text:p>
      <text:p text:style-name="P1"/>
      <text:p text:style-name="P22">To facilitate future debugging &amp; comparison, make code work without solving T.</text:p>
      <text:p text:style-name="P22">no_Maran=1 means no Marangoni stress. Under this condition, T does not need solving.</text:p>
      <text:p text:style-name="P24"/>
      <text:p text:style-name="P1"/>
      <text:p text:style-name="P23">Next: all sentences containing NT needs changing.</text:p>
      <text:p text:style-name="P1"/>
      <text:p text:style-name="P1"/>
      <text:p text:style-name="P25">67: solve with no T variable. <text:s/><text:span text:style-name="T39">The code to solve with no T works! But there seems to be problem about the trun_err, because the timestep is always small, not consistent with the previous calculated value.</text:span></text:p>
      <text:p text:style-name="P149">67_1: change prediction subroutine to include no_Maran condition for NTs as well. <text:span text:style-name="T40">Worked. BTW, changed other subroutines containing NTs. <text:s/>10Nm, no Maran.</text:span></text:p>
      <text:p text:style-name="P26"/>
      <text:p text:style-name="P26"/>
      <text:p text:style-name="P27">68: Resisp. </text:p>
      <text:p text:style-name="P28">sol_error of cp for node 1&amp;4 does not converge, which means the equations at close packing is not accurate. So this comes from Resisp. <text:span text:style-name="T41">Use smoother function. </text:span></text:p>
      <text:p text:style-name="P29">68_1: smoother function leads to quadratcia convergence. But mass is not conserved. So need to change the equations.</text:p>
      <text:p text:style-name="P29"/>
      <text:p text:style-name="P29">69: update equations to include grad(R). </text:p>
      <text:p text:style-name="P31">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2"/>
      <text:p text:style-name="P33">confirm the results of jacobian_check.</text:p>
      <text:p text:style-name="P33">go back to no-Resisp version, see the results of jacobian_check.</text:p>
      <text:p text:style-name="P34">Same: with no_Resisp, <text:span text:style-name="T43">d(Rm_VI)i/drj </text:span>&amp; <text:span text:style-name="T43">d(Rm_VI)i/dzj </text:span>still shows error when TOL is as small as 1e-7</text:p>
      <text:p text:style-name="P27"/>
      <text:p text:style-name="P27"/>
      <text:p text:style-name="P35">70: use Resisp for convective terms, not for diffusion terms. <text:s text:c="3"/><text:span text:style-name="T44">Converged. Used Resisp = 1</text:span></text:p>
      <text:p text:style-name="P44">Particle mass increase.(but not big, increase speed is the same as before 65_4)</text:p>
      <text:p text:style-name="P36">70_1: <text:span text:style-name="T45">smooth</text:span> Resisp: <text:span text:style-name="T46">steepness 8e1, drop_location 0.999. mass loss. Results similar to 70_2</text:span></text:p>
      <text:p text:style-name="P37">70_2: real Resisp: <text:span text:style-name="T46">steepness <text:s/>8e3 1e3 5e2 not converging; 1e2 converges. Mass loss when maximum packing reaches.</text:span></text:p>
      <text:p text:style-name="P38"><text:span text:style-name="T47">(</text:span>70_3: check again <text:span text:style-name="T45">smooth Resisp: steepness 8e1, drop_location 0.99</text:span>8. <text:span text:style-name="T47">since 1e2 works, do not need to check, stopped the sim.)</text:span></text:p>
      <text:p text:style-name="P39"><text:span text:style-name="T50">(</text:span>70_3: steepness 2e2: not converge at step 78.<text:span text:style-name="T50">)</text:span></text:p>
      <text:p text:style-name="P41">70_4: <text:span text:style-name="T49">when above cp_pack, Resisp behaves the same as cp_pack. Diverge at step 19. this Resisp does not work. Revert back to the original Resisp.</text:span></text:p>
      <text:p text:style-name="P41"/>
      <text:p text:style-name="P42">Realized that the mass conservation is due to wrong BC. Resisp cannot be applied to the whole Jevap <text:soft-page-break/>term.</text:p>
      <text:p text:style-name="P39"/>
      <text:p text:style-name="P39">71: smooth Resisp with Marangoni. <text:span text:style-name="T48">Stopped at angle 38.89. particle mass behavior is the same as 66_1 before divergence: maximum packing effect very small yet.</text:span></text:p>
      <text:p text:style-name="P40">CL node cp 2.02. the divergence may be related to cp exceed cp_pack. So when above cp_pack, Resisp behaves the same as cp_pack</text:p>
      <text:p text:style-name="P40">71_1: Resisp no change above cp_pack. <text:span text:style-name="T51">Stopeed at angle 40.2</text:span></text:p>
      <text:p text:style-name="P27"/>
      <text:p text:style-name="P45">72: changed BC of Rm. <text:span text:style-name="T52">Mass is conserved. 0.125-0.123.</text:span></text:p>
      <text:p text:style-name="P45"/>
      <text:p text:style-name="P46">73: Marangoni on: stopped converging at angle 37.46.</text:p>
      <text:p text:style-name="P46"/>
      <text:p text:style-name="P46">74: <text:span text:style-name="T53">Marangoni off, cp_pack=20: </text:span>stopped converging at angle 33.48.</text:p>
      <text:p text:style-name="P47">75: <text:span text:style-name="T53">cp_pack=100: stopped converging at angle 36.</text:span></text:p>
      <text:p text:style-name="P27"/>
      <text:p text:style-name="P27"/>
      <text:p text:style-name="P27">------------------------------------<text:span text:style-name="T79">not doing Ressisp, but to fix by element--------------------------------</text:span></text:p>
      <text:p text:style-name="P48">76: check if revert successfully back to before Resisp: <text:s text:c="3"/><text:span text:style-name="T55">good</text:span></text:p>
      <text:p text:style-name="P48">76_1: check with Marangoni: <text:span text:style-name="T55">good.</text:span></text:p>
      <text:p text:style-name="P48"/>
      <text:p text:style-name="P49">data file particle mass, write angle_c in degrees.</text:p>
      <text:p text:style-name="P49"/>
      <text:p text:style-name="P52">77: macimum packing fix element-wise. <text:s/><text:span text:style-name="T56">dt too small 10e-8</text:span></text:p>
      <text:p text:style-name="P53">77_1: minimum dt 1e-6. <text:span text:style-name="T57">Stopped because 77_2 seemed fine.</text:span></text:p>
      <text:p text:style-name="P54">77_2: <text:span text:style-name="T54">minimum dt 1e-</text:span>5<text:span text:style-name="T54">. Stopped to recalculate from Thunder. Did not save all data due to insufficient space. See 78. <text:s text:c="2"/>it seemed that the nodes still move with maximum packing???</text:span></text:p>
      <text:p text:style-name="P55">78: same with 77_2, <text:span text:style-name="T58">do not graph every timestep, graph every 50 steps</text:span>. <text:s/><text:span text:style-name="T59">velocity profile was affected near the packing. Packing behavior was not physical. Diverged at angle 48.2.</text:span></text:p>
      <text:p text:style-name="P57">78_1: 1e-6, graph every 500 steps. <text:s/><text:span text:style-name="T60">Stopped due to insufficient space. velocity profile was affected.</text:span></text:p>
      <text:p text:style-name="P56"/>
      <text:p text:style-name="P58">79: only fix cp at the packing region. </text:p>
      <text:p text:style-name="P59">The cp in the packin gboundary node increase very slowly. I think it's because the boundary node cp is fixed and cannot go up, which is the los<text:span text:style-name="T61">s</text:span> of mass since accumulation happens on the node.</text:p>
      <text:p text:style-name="P61"/>
      <text:p text:style-name="P62">Lc changed to 2e-3</text:p>
      <text:p text:style-name="P62"/>
      <text:p text:style-name="P60">80: not fix boundary nodes. <text:span text:style-name="T62">BcpackingE&amp;N need to be initialized to 0 for every timestep, didn't do before![1] particle increases.</text:span></text:p>
      <text:p text:style-name="P63">81: not fix cp for any node <text:span text:style-name="T63">in split_sol</text:span>.<text:span text:style-name="T64">[2]</text:span></text:p>
      <text:p text:style-name="P63"/>
      <text:p text:style-name="P65">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6">No cp of node 9 decreased.</text:p>
      <text:p text:style-name="P66"/>
      <text:p text:style-name="P67">Corrected JacWhole a little bit during debugging.</text:p>
      <text:p text:style-name="P67"><text:soft-page-break/></text:p>
      <text:p text:style-name="P68">Why was cp, r, z not fixed in the packi<text:span text:style-name="T67">n</text:span>g region?!!!</text:p>
      <text:p text:style-name="P63"/>
      <text:p text:style-name="P69">81: check if check NaN is correct: Newton_interation, if error NaN, check_0=1. check what happens if I fix cp for certain nodes after timestep 5.</text:p>
      <text:p text:style-name="P69"/>
      <text:p text:style-name="P70">cp can be fixed </text:p>
      <text:p text:style-name="P70">from the very start with uniform intiial values or gradience</text:p>
      <text:p text:style-name="P70">for the first 1000 nodes, but then go to NaN after a while.</text:p>
      <text:p text:style-name="P70">NaN if start from gradience 1+r, and only fix parts</text:p>
      <text:p text:style-name="P70">but work if start from 1-r, only fix parts, <text:span text:style-name="T68">give NaN at timestep 41.</text:span></text:p>
      <text:p text:style-name="P72">81_1: fix first 1000 nodes after 5 timesteps, <text:span text:style-name="T69">initial cp=1</text:span></text:p>
      <text:p text:style-name="P73">81_2: fix first 10000 nodes after 5 timesteps, initial cp=1-r</text:p>
      <text:p text:style-name="P70"/>
      <text:p text:style-name="P71">So we cannot just give random conditions and fix arbitrary nodes.</text:p>
      <text:p text:style-name="P71"/>
      <text:p text:style-name="P71">I think we still need to fix the cps in split_sol. Just do not use cp_pack, use their last value. When using cp_pack, we are increasing the cp values, thus resulting in mass increase.!!!</text:p>
      <text:p text:style-name="P71"/>
      <text:p text:style-name="P74">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5">split_sol was executed for prediction, after every newton iteration, at the end of this timestep.</text:p>
      <text:p text:style-name="P79">Previously, dt was very small because trunerr was large, which came from the wrong solpred of packing. So do not include packing part into trunerr calculation.</text:p>
      <text:p text:style-name="P79"/>
      <text:p text:style-name="P76">81: packing 1.3, see if packing strategy is better: if particle mass is conserved. <text:span text:style-name="T71">Yes.</text:span></text:p>
      <text:p text:style-name="P77">81_0: packing 2.0. see.</text:p>
      <text:p text:style-name="P81">81_0_1: updated trunerr calculation. See if dt was increased. <text:span text:style-name="T73">Increase a little bit, not much difference, so killed. See dt comparison in folder 81_0 as the graph.</text:span></text:p>
      <text:p text:style-name="P69"/>
      <text:p text:style-name="P63"/>
      <text:p text:style-name="P64">82: cp_pack=30. <text:span text:style-name="T65">Fix in split_sol. [3] particle increases a lot after packing.</text:span></text:p>
      <text:p text:style-name="P64"/>
      <text:p text:style-name="P76">82_1: same condition, improved cp_packing strategy.[2] <text:span text:style-name="T74">particle decreases a lot... I think this may be cause by not fixing radial accumulation.</text:span></text:p>
      <text:p text:style-name="P82">Check: set a bantoumo boundary and see how accumulation on the bantoumo acts. The bantoumo is on a certain column#. <text:s/>Or from 64+16*n+1 to 64+16*(n+1) elements, the left side. <text:span text:style-name="T75">Comment out packing condition to do this.</text:span></text:p>
      <text:p text:style-name="P76"/>
      <text:p text:style-name="P83">I just realized that I was not supposed to fix cp in the packin gregion. That will only cause mass loss in that region, because of the disfunction of surface accumulation.</text:p>
      <text:p text:style-name="P83">(But this is nort sufficient to account for the large mass loss and the fact that the packing regin won't grow fast.)</text:p>
      <text:p text:style-name="P83">I should just set a boundary saying particles do not come across. And then <text:span text:style-name="T1">let the particles do their own business on each side of the wall</text:span>. So <text:span text:style-name="T1">let's first set a fixed wall</text:span>, and if that worked, we'll later use the <text:soft-page-break/>moving wall based on the packing <text:span text:style-name="T76">(need to change var_cal, split_sol, BC)</text:span>.</text:p>
      <text:p text:style-name="P76"/>
      <text:p text:style-name="P76"/>
      <text:p text:style-name="P76"/>
      <text:p text:style-name="P76"/>
      <text:p text:style-name="P84">From now on: doing the semipermeable case!</text:p>
      <text:p text:style-name="P84"/>
      <text:p text:style-name="P84">Only did BC from the left side. <text:s/>--&gt; in packing, only do from left side too.</text:p>
      <text:p text:style-name="P84">Found a debugging sentence at the end of si_SI. Need to delete when going back to packing project.</text:p>
      <text:p text:style-name="P86">Packing region BC <text:span text:style-name="T77">&amp; splits_sol </text:span>need to add if(s_mode.eq.0).</text:p>
      <text:p text:style-name="P84"/>
      <text:p text:style-name="P85">84: semipermeable project. <text:s/><text:span text:style-name="T78">[1]</text:span></text:p>
      <text:p text:style-name="P76"/>
      <text:p text:style-name="P87">Still need to debug. Not converging. See terminal for jacobian_check results. Errors for all BcwallE. <text:span text:style-name="T78">This came from sideN not assigned. Use sideN=1 is OK.</text:span></text:p>
      <text:p text:style-name="P87"/>
      <text:p text:style-name="P88">Put semipermeable wall before or after free surface particle accumulation seem no difference for secand method, not sure if they are different for results or particle mass.</text:p>
      <text:p text:style-name="P88"/>
      <text:p text:style-name="P88"/>
      <text:p text:style-name="P89">84_1: <text:s/><text:span text:style-name="T80">wall BC with vs(node moving).</text:span> <text:s text:c="2"/>[1 ]</text:p>
      <text:p text:style-name="P90">84_2: wall BC before accumulation BC. <text:span text:style-name="T82">[2]</text:span></text:p>
      <text:p text:style-name="P91">84_3: wall BC together with accumulation [3] <text:span text:style-name="T83">NaN happened. Need to check why. Changed to simple mesh. Simple mesh gives no NaN. Need to figure out why.</text:span></text:p>
      <text:p text:style-name="P88"/>
      <text:p text:style-name="P88"/>
      <text:p text:style-name="P88"/>
      <text:p text:style-name="P88"/>
      <text:p text:style-name="P88">85: packing project, see if m2=particle_left+particle_packing is conserved. <text:s text:c="3"/><text:span text:style-name="T81">No.</text:span></text:p>
      <text:p text:style-name="P76"/>
      <text:p text:style-name="P76"/>
      <text:p text:style-name="P76"/>
      <text:p text:style-name="P76"/>
      <text:p text:style-name="P78">83: fix r&amp;z as well, cp_pack=<text:span text:style-name="T72">2</text:span></text:p>
      <text:p text:style-name="P80">dt was too small, came from u&amp;v, because at packing region, flow profile was wrecked.</text:p>
      <text:p text:style-name="P80">How to fix: do not fix r&amp;z, still solve flow as before, but store particle radial mass in the packing region to preserve mass.</text:p>
      <text:p text:style-name="P78"/>
      <text:p text:style-name="P76"/>
      <text:p text:style-name="P76"/>
      <text:p text:style-name="P50"/>
      <text:p text:style-name="P51">In the future, for preciseness, may need to change Rm on the surface to u,v determined instead of J, because if packing happen on the surface, SI need to be added both by packing &amp; accumulation, viz. VI + SIpacking + Siaccum.</text:p>
      <text:p text:style-name="P49"/>
      <text:p text:style-name="P48"/>
      <text:p text:style-name="P48"><text:soft-page-break/></text:p>
      <text:p text:style-name="P25"/>
      <text:p text:style-name="P25"/>
      <text:p text:style-name="P30">I found the definition of Jp_r_right is problematic in values_in_sj. Also, the application of Rt_SI &amp; Rm_SI on the CL node is problematic.!??????!</text:p>
      <text:p text:style-name="P25"/>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3">86: check if master works. <text:span text:style-name="T84">Yas!</text:span></text:p>
      <text:p text:style-name="P103"/>
      <text:p text:style-name="P104">87: set Ma number. Split no_Maran into Maran_<text:span text:style-name="T85">flow</text:span> &amp; solve_T. <text:span text:style-name="T86">Results same as 86.</text:span></text:p>
      <text:p text:style-name="P104"/>
      <text:p text:style-name="P105">88: use Ma number: MaN.</text:p>
      <text:p text:style-name="P107">88_1: first check fixed_Ma=0</text:p>
      <text:p text:style-name="P108"><text:span text:style-name="T4">88_2</text:span>: then fixed_Ma=1 <text:s/><text:span text:style-name="T87">[3] multi-circulation at r=0.92, but seem to be fading away. <text:s/></text:span><text:span text:style-name="T6">[results!]</text:span></text:p>
      <text:p text:style-name="P158"><text:span text:style-name="T100">1)b</text:span>efore angle=45.5 flow was not stable, before angle=44.9 cp was not stable. <text:span text:style-name="T4">In the future, we may consider only plot angle&lt;40 in dynamics.dat, put early results into chaos.dat.</text:span></text:p>
      <text:p text:style-name="P159">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59"><text:span text:style-name="T101"><text:tab/>1. Therefore, accumulation boundary may still be needed. </text:span></text:p>
      <text:p text:style-name="P159"><text:span text:style-name="T101"><text:tab/>2. </text:span><text:span text:style-name="T24">Adsorption to surface concentration may help with the mass loss.</text:span></text:p>
      <text:p text:style-name="P160">3)We can still get a lot of informaiton between angle 20-40. just plot more timsteps between this range as described in 1).</text:p>
      <text:p text:style-name="P160"><text:tab/><text:span text:style-name="T103">I plotted dt~angle. </text:span><text:span text:style-name="T7">Between 20-40, dt was large, so we can graph every timestep.</text:span></text:p>
      <text:p text:style-name="P154"/>
      <text:p text:style-name="P109">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0">88_4: check the problem with radial_accum: <text:span text:style-name="T88"><text:s/>This was because z_surf was not correctly given.!</text:span></text:p>
      <text:p text:style-name="P112">88_5: check to see if I can ignore the transient terms: <text:span text:style-name="T89">results same, still has multi-circulation at the start.</text:span></text:p>
      <text:p text:style-name="P113">88_6: set trans=0 &amp; inertia=0: <text:span text:style-name="T90"><text:s/>still initial multi-circulation.</text:span></text:p>
      <text:p text:style-name="P106"/>
      <text:p text:style-name="P1"/>
      <text:p text:style-name="P1"/>
      <text:p text:style-name="P111"><text:span text:style-name="T91">89: </text:span>give the option of solving cp or not.</text:p>
      <text:p text:style-name="P117">89_1: solve_cp=1 <text:span text:style-name="T92">compare with 88_6 to see if exactly the same. Yas!</text:span></text:p>
      <text:p text:style-name="P118"><text:soft-page-break/>89_2: solve_cp=0. <text:span text:style-name="T93">It finished real fast!</text:span></text:p>
      <text:p text:style-name="P119">89_3: write psol in dynamics.dat</text:p>
      <text:p text:style-name="P111"/>
      <text:p text:style-name="P115">Is init_stability used for cp?? <text:s/><text:span text:style-name="T150">tried , but then discard because it was of no help.</text:span></text:p>
      <text:p text:style-name="P115"/>
      <text:p text:style-name="P155">trans=0</text:p>
      <text:p text:style-name="P116"><text:span text:style-name="T94">90:</text:span> change KBC for trans=0 !!</text:p>
      <text:p text:style-name="P120">90_1: change too fast, ridiculous results. Huge v magnitude. Domain flipped with elements out ot domain.</text:p>
      <text:p text:style-name="P120">90_2: turn off Marangoni. <text:span text:style-name="T95">Still not a good initial guess.</text:span></text:p>
      <text:p text:style-name="P121">Try to first solve trans and then change to trans=0 after good guess? <text:span text:style-name="T96">Maybe will work, but not worth it.</text:span></text:p>
      <text:p text:style-name="P155">Gradually increase evaporation J0 &amp; Marangoni Ma may work. <text:span text:style-name="T96">but not worth </text:span>the time to do.</text:p>
      <text:p text:style-name="P1"/>
      <text:p text:style-name="P114">I can run <text:span text:style-name="T96">2</text:span> simulations: 1 full 2 no inertia. Compare stagnation point locations to see their influences.</text:p>
      <text:p text:style-name="P132">91_1: <text:span text:style-name="T97">no inertia. </text:span></text:p>
      <text:p text:style-name="P122">91_2: no inertia, tailored stagnation data file. <text:span text:style-name="T98"><text:s text:c="2"/>Did not tailor well, need to add tan(angle). Finished.</text:span></text:p>
      <text:p text:style-name="P133">91_3: full NS. </text:p>
      <text:p text:style-name="P123"/>
      <text:p text:style-name="P156">run simulations with changed substrate dimensions<text:bookmark-start text:name="__DdeLink__1010_1985006685"/></text:p>
      <text:p text:style-name="P130">92_<text:span text:style-name="T106">1</text:span>: <text:span text:style-name="T106">l_s=2.0</text:span><text:bookmark-end text:name="__DdeLink__1010_1985006685"/></text:p>
      <text:p text:style-name="P131">92_<text:span text:style-name="T106">2</text:span>: <text:span text:style-name="T106">l_s=4.0 <text:s/>plot ls_comparison: green ls=1.3, blue ls= 2.0, red ls=4.0. blue &amp; red total overlap, green has a little shift (5um).</text:span></text:p>
      <text:p text:style-name="P130">92_<text:span text:style-name="T106">3</text:span>: <text:span text:style-name="T107">d=1.0</text:span></text:p>
      <text:p text:style-name="P127">92_4: d=0.5</text:p>
      <text:p text:style-name="P166">substrate dimension &amp; element were changed!</text:p>
      <text:p text:style-name="P166"/>
      <text:p text:style-name="P166"/>
      <text:p text:style-name="P166"/>
      <text:p text:style-name="P157"/>
      <text:p text:style-name="P162">The observed stagnation point could be the <text:span text:style-name="T104">turning point </text:span>. <text:span text:style-name="T104">To find the location:</text:span></text:p>
      <text:p text:style-name="P163">1. Precisely, du/dz=0</text:p>
      <text:p text:style-name="P163">2. Simply for code, <text:span text:style-name="T105">first try find du/deta=0 for region1 &amp; du/dxi=0 for region3</text:span></text:p>
      <text:p text:style-name="P163"/>
      <text:p text:style-name="P165">93: check if turning points are found. <text:span text:style-name="T108">Ma fixed negative. Yes, but with a little problem of r_change calculation. Fixed</text:span></text:p>
      <text:p text:style-name="P167">93_1: Ma positive. <text:span text:style-name="T109">No turning points after initial instability.</text:span></text:p>
      <text:p text:style-name="P168">93_2: move stagnation&amp;extremum to the module. <text:span text:style-name="T110">Negative Ma. Stagnation plots well.</text:span></text:p>
      <text:p text:style-name="P169">93_3: TP also exclude CL or initial instability.</text:p>
      <text:p text:style-name="P170">93_4: eta1-eta2&lt;0.5e-2. </text:p>
      <text:p text:style-name="P171">93_5: update eta1 to move to eta3. Otherwise the middle value method is not accurate.</text:p>
      <text:p text:style-name="P172">93_6: debug for TP calculation. <text:span text:style-name="T111">It seems to work well. So the discontinuity may come from using dudxi to substitute dudz because xi changes by element.</text:span></text:p>
      <text:p text:style-name="P172"/>
      <text:p text:style-name="P124">Change Ma for reverse Marangoni.</text:p>
      <text:p text:style-name="P125">94_1: Ma=100 </text:p>
      <text:p text:style-name="P126">94_2: Ma = 1000 </text:p>
      <text:p text:style-name="P126"><text:soft-page-break/>94_3: Ma = 1e4 </text:p>
      <text:p text:style-name="P127">94_4: Ma = 10 </text:p>
      <text:p text:style-name="P128"/>
      <text:p text:style-name="P129">95: fixed Ma working on cp. </text:p>
      <text:p text:style-name="P165"/>
      <text:p text:style-name="P161">divide plots into dynamics.dat &amp; initial_instability.dat</text:p>
      <text:p text:style-name="P156">Then add adsorption equations. CL node has two surface concentrations, so that one is deposited, the other can diffuse on the surface.</text:p>
      <text:p text:style-name="P164"/>
      <text:p text:style-name="P173">96: substrate adsorption. <text:span text:style-name="T112">Found negative substrate mass, realized the abs(rsi) is needed. Modify and rerun. Still negative substrate mass. Cp at r=z=0 increase crazily. There's something wrong.</text:span></text:p>
      <text:p text:style-name="P142">96: Da = 100 </text:p>
      <text:p text:style-name="P138">96_1: set Da=0. Seems fine.</text:p>
      <text:p text:style-name="P139">96_2: Da=1.0 </text:p>
      <text:p text:style-name="P140">96_3: Da = 1.0e5 <text:s/></text:p>
      <text:p text:style-name="P140"/>
      <text:p text:style-name="P141">97: with Marangoni flow. Fixed Ma <text:span text:style-name="T116">(natural)</text:span>. <text:span text:style-name="T115">Da=100?(maybe)</text:span>.</text:p>
      <text:p text:style-name="P143">97_1: <text:span text:style-name="T116">Da = 10, Ma = 10</text:span></text:p>
      <text:p text:style-name="P144">97_2: Da = 10, Ma = -100</text:p>
      <text:p text:style-name="P176"/>
      <text:p text:style-name="P150">98: no fixed Ma.</text:p>
      <text:p text:style-name="P151">98_1: Da=1.0. <text:span text:style-name="T156">cp_average correction</text:span><text:span text:style-name="T113">. Record Da_sub value, flags for adsp.</text:span></text:p>
      <text:p text:style-name="P137">98_2: Da = 10.0 <text:s/><text:span text:style-name="T114">[1]</text:span></text:p>
      <text:p text:style-name="P174"/>
      <text:p text:style-name="P175">surface adsorption</text:p>
      <text:p text:style-name="P175">99: <text:span text:style-name="T117">Da_surf1=100, Da_surf2=1. Not converging after a few timesteps. Total mass not conserved.</text:span></text:p>
      <text:p text:style-name="P178">99_1: fixed mistakes by sekand method. <text:span text:style-name="T118">Mass conservation not achieved, negative gamma.</text:span></text:p>
      <text:p text:style-name="P179">99_2: add dilatation term. <text:span text:style-name="T119">Negative gamma.</text:span></text:p>
      <text:p text:style-name="P180">99_3: only Rms1&amp;2: <text:span text:style-name="T120">negative gamma at CL, smaller mass loss. Cp goes to negative.</text:span></text:p>
      <text:p text:style-name="P181">99_4: Rms1&amp;2&amp;32: <text:span text:style-name="T121">sudden plump may be due to negative cp.</text:span></text:p>
      <text:p text:style-name="P182">99_5: model modification: Da1*gamma*cp.</text:p>
      <text:p text:style-name="P183">99_6: set Da1=Da2=0 to see if surface concentration conserved. <text:span text:style-name="T122">Surface mass decrease a lot.</text:span></text:p>
      <text:p text:style-name="P184">99_7: fix mistakes in Rms3 (missed a SQ**0.5 when deriving by hand). <text:span text:style-name="T122">Surface mass increased.</text:span></text:p>
      <text:p text:style-name="P185">99_8: angle 90, CL not fix, <text:span text:style-name="T123">need to set base_mesh=0 for CL moving!!</text:span>. This only checks dilatation.</text:p>
      <text:p text:style-name="P177">Next commit “works for surf_adsp alone, still need to adjust for both adsp on”</text:p>
      <text:p text:style-name="P186">99_8_1: 99_8 somehow has small velocity near CL, so set u=v=0(p=0 needs to be set together, otherwise does not work somehow.) <text:span text:style-name="T124">gamma not changing, so dilatation not working! Dilatation is with normal projection of (rdot, vdot), not (u,v). They are different because of evaporation.</text:span></text:p>
      <text:p text:style-name="P187">99_9: changed dilatation terms to be with (rdot, vdot), which is the surface velocity. <text:span text:style-name="T125">Results?see tomorrow.</text:span></text:p>
      <text:p text:style-name="P188">99_10: comment out Rms terms except Rms1&amp;Rms5. <text:span text:style-name="T126">Dilatation term is wrong.</text:span></text:p>
      <text:p text:style-name="P189">99_11: new dilatation<text:span text:style-name="T127">&amp;stretching</text:span> term Rms6. <text:span text:style-name="T128">Worked.</text:span></text:p>
      <text:p text:style-name="P190">99_12: <text:span text:style-name="T129">back to CL pinning again. Gamma ridiculous, seems related stretching.</text:span></text:p>
      <text:p text:style-name="P191">99_13: used 2H term for dilatation. </text:p>
      <text:p text:style-name="P192">99_14: not pinning. <text:span text:style-name="T130">Changed 2H term. </text:span></text:p>
      <text:p text:style-name="P193">99_15: pinning.</text:p>
      <text:p text:style-name="P193"><text:soft-page-break/>99_16: no gamma diffusion.</text:p>
      <text:p text:style-name="P194">99_17: no diffusion or convection, <text:span text:style-name="T132">did not help</text:span>. <text:span text:style-name="T131">Trying to do 2H with 2sin(theta)/R, with no diffusion or convection or streching. As expected.</text:span></text:p>
      <text:p text:style-name="P195">99_18: add convection and adsorption(Da=0). <text:span text:style-name="T134">Roughly makes sense. mass_free increased a little, probably related to the loss of stretching term. Refer to 99_19. plotted the surface velocity.</text:span></text:p>
      <text:p text:style-name="P196">99_19: add streching. <text:span text:style-name="T133">The problem was with stretching. Used new terms for streching, rerun. Still prblem</text:span></text:p>
      <text:p text:style-name="P197">99_20: set CL element to have no stretching term. <text:span text:style-name="T135">No ridiculous seesaw, only four nodes has ridiculous value. I'm sure the error comes from the abrupt change of surface velocity. Put results in 99_19. then run new simulation.</text:span></text:p>
      <text:p text:style-name="P200">Every term on.</text:p>
      <text:p text:style-name="P198">99_21: turn on <text:span text:style-name="T136">counterclockwise </text:span>Marangoni, may help with CL stretching.</text:p>
      <text:p text:style-name="P199">99_22: Ma on, no stretching.</text:p>
      <text:p text:style-name="P201">99_23: Ma, not fixing Ma. To see stretching causing accumulation between two circulation.</text:p>
      <text:p text:style-name="P202">99_24: fix Ma. New stretching. <text:span text:style-name="T137">Did not work. Then use vs = v – Jn. Did not work. Used coarse mesh for quicker results. Observed that the wiggles happen at the stagnation point. Then decrease Ma=10, no wiggles.</text:span></text:p>
      <text:p text:style-name="P203">99_25: Ma=10, original mesh. </text:p>
      <text:p text:style-name="P204">99_26: Ma=100. <text:span text:style-name="T139">Stopped at angle 48.4</text:span></text:p>
      <text:p text:style-name="P204">99_27: no fixing Ma. Natural <text:span text:style-name="T138">circulation</text:span>. </text:p>
      <text:p text:style-name="P205">99_28: Ma=-10. Initial gamma =0, Da=1</text:p>
      <text:p text:style-name="P206">99_29: Ma = -100. <text:span text:style-name="T141">lost precision for gamma at r=0, stop converging.</text:span></text:p>
      <text:p text:style-name="P207">99_29_1: smaller Da. Helped. To angle 28.8.</text:p>
      <text:p text:style-name="P207">99_29_2: include gamma into trunerr. <text:span text:style-name="T142">Did not help.</text:span></text:p>
      <text:p text:style-name="P206">99_30: no Maran. <text:span text:style-name="T140">Natrual adsp (gamma0=0) works. </text:span></text:p>
      <text:p text:style-name="P206"/>
      <text:p text:style-name="P206"/>
      <text:p text:style-name="P208">To figure out why addsing substrate does not work anymore.</text:p>
      <text:p text:style-name="P209">1: the reason was: SQr2z2 cannot be used in outer surface (the end of the substrate) because it was not defined for that surface. <text:span text:style-name="T143">Just changed the one SQr2z2 back to reta**2+zeta**2, then it worked!</text:span></text:p>
      <text:p text:style-name="P210">Then changed Pep_surf to be large to see if eliminate the wiggles for natural circulation. Now 1e<text:span text:style-name="T145">16</text:span>, <text:span text:style-name="T144">not good, try 1e50.</text:span></text:p>
      <text:p text:style-name="P210"/>
      <text:p text:style-name="P211">2: muchange. <text:span text:style-name="T148">Stopped at angle 17.3 due to cp reaching cp_pack</text:span></text:p>
      <text:p text:style-name="P211">2_1: muchange=0 to compare with previous results. <text:span text:style-name="T149">Somehow suspended at angle 12. but almost the same. So we just need to use the results before AICHE2018.</text:span></text:p>
      <text:p text:style-name="P211"/>
      <text:p text:style-name="P211">3: surf_adsp=1, muchange=1. <text:span text:style-name="T146">Pep_surf = 200Pep. Still wiggles.</text:span></text:p>
      <text:p text:style-name="P210"/>
      <text:p text:style-name="P210"/>
      <text:p text:style-name="P210"/>
      <text:p text:style-name="P134">5: change substrate T. <text:span text:style-name="T147">50</text:span></text:p>
      <text:p text:style-name="P135">5_1: 30</text:p>
      <text:p text:style-name="P136">5_2:40</text:p>
      <text:p text:style-name="P210"/>
      <text:p text:style-name="P210"/>
      <text:p text:style-name="P210"><text:soft-page-break/></text:p>
      <text:p text:style-name="P213">6: check if dt is always the same with 91_3, with the code before muchange. <text:span text:style-name="T157">Seem fine.</text:span></text:p>
      <text:p text:style-name="P152">7: check if dt is always the same with 91_3, with the latest code. <text:span text:style-name="T151">Seem exactly same.</text:span></text:p>
      <text:p text:style-name="P210"/>
      <text:p text:style-name="P214">8: surf_adsp with Da1=0. <text:s/><text:span text:style-name="T152">Wiggles.</text:span></text:p>
      <text:p text:style-name="P215">9: fixed Ma. -<text:span text:style-name="T153">100 not large enough, still accumulate at CL.</text:span></text:p>
      <text:p text:style-name="P216">9_1: Ma=-200. <text:span text:style-name="T154">Not big enough.</text:span></text:p>
      <text:p text:style-name="P217">9_2: Ma = -500</text:p>
      <text:p text:style-name="P218">9_3: -500, muchange=0 <text:span text:style-name="T155">Ma not big enough.</text:span></text:p>
      <text:p text:style-name="P219">9_4: natural Ma = -2e5</text:p>
      <text:p text:style-name="P219">9_5: Ma = -1e4</text:p>
      <text:p text:style-name="P220">9_6: Ma = -5e4 <text:s/><text:span text:style-name="T158">wiggle.</text:span></text:p>
      <text:p text:style-name="P220"/>
      <text:p text:style-name="P221">muchange on cp distribution.</text:p>
      <text:p text:style-name="P221">10_1: Ma = -1e5, Da=0</text:p>
      <text:p text:style-name="P221"/>
      <text:p text:style-name="P222">Da change</text:p>
      <text:p text:style-name="P222"/>
      <text:p text:style-name="P222">Ma change</text:p>
      <text:p text:style-name="P222"/>
      <text:p text:style-name="P222"/>
      <text:p text:style-name="P225">11: same condition as 5_2, but with dt fixed at 1e-4 for fast results. Compare if any difference with stagnation.</text:p>
      <text:p text:style-name="P226">11_1: dt=10e-3</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2">2. <text:span text:style-name="T99">[finished] </text:span>a value to quantatively compare particle distribution. surface concentration, S-L interface concentration, radial mass (how to calculate?) </text:p>
      <text:p text:style-name="P1"/>
      <text:p text:style-name="P1"/>
      <text:p text:style-name="P1"><text:soft-page-break/></text:p>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6-14T12:50:17.359904415</dc:date>
    <dc:creator>Lihui Wang</dc:creator>
    <meta:editing-duration>P47DT6H54M2S</meta:editing-duration>
    <meta:editing-cycles>320</meta:editing-cycles>
    <meta:generator>LibreOffice/4.3.7.2$Linux_X86_64 LibreOffice_project/430$Build-2</meta:generator>
    <meta:document-statistic meta:table-count="0" meta:image-count="0" meta:object-count="0" meta:page-count="16" meta:paragraph-count="345" meta:word-count="5041" meta:character-count="30252" meta:non-whitespace-character-count="25469"/>
  </office:meta>
</office:document-meta>
</file>